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3ce3" officeooo:paragraph-rsid="000d3ce3"/>
    </style:style>
    <style:style style:name="P2" style:family="paragraph" style:parent-style-name="Standard">
      <style:text-properties officeooo:rsid="00121057" officeooo:paragraph-rsid="00121057"/>
    </style:style>
    <style:style style:name="P3" style:family="paragraph" style:parent-style-name="Standard">
      <style:text-properties officeooo:rsid="0013f3fb" officeooo:paragraph-rsid="0013f3fb"/>
    </style:style>
    <style:style style:name="P4" style:family="paragraph" style:parent-style-name="Standard">
      <style:text-properties officeooo:rsid="0016f52c" officeooo:paragraph-rsid="0016f52c"/>
    </style:style>
    <style:style style:name="P5" style:family="paragraph" style:parent-style-name="Standard">
      <style:text-properties fo:font-weight="normal" officeooo:rsid="00121057" officeooo:paragraph-rsid="00121057" style:font-weight-asian="normal" style:font-weight-complex="normal"/>
    </style:style>
    <style:style style:name="P6" style:family="paragraph" style:parent-style-name="Standard">
      <style:text-properties officeooo:rsid="0018697e" officeooo:paragraph-rsid="0018697e"/>
    </style:style>
    <style:style style:name="P7" style:family="paragraph" style:parent-style-name="Standard">
      <style:text-properties fo:font-weight="normal" officeooo:rsid="0015bd34" officeooo:paragraph-rsid="0013f3fb" style:font-weight-asian="normal" style:font-weight-complex="normal"/>
    </style:style>
    <style:style style:name="P8" style:family="paragraph" style:parent-style-name="Standard">
      <style:text-properties fo:font-weight="normal" officeooo:rsid="0017aa73" officeooo:paragraph-rsid="0017aa73" style:font-weight-asian="normal" style:font-weight-complex="normal"/>
    </style:style>
    <style:style style:name="P9" style:family="paragraph" style:parent-style-name="Standard">
      <style:text-properties fo:font-weight="normal" officeooo:rsid="0022e2d8" officeooo:paragraph-rsid="0022e2d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7aa73" style:font-weight-asian="bold" style:font-weight-complex="bold"/>
    </style:style>
    <style:style style:name="T3" style:family="text">
      <style:text-properties fo:font-weight="bold" officeooo:rsid="000d3ce3" style:font-weight-asian="bold" style:font-weight-complex="bold"/>
    </style:style>
    <style:style style:name="T4" style:family="text">
      <style:text-properties fo:font-weight="bold" officeooo:rsid="001b5d5c" style:font-weight-asian="bold" style:font-weight-complex="bold"/>
    </style:style>
    <style:style style:name="T5" style:family="text">
      <style:text-properties fo:font-weight="bold" officeooo:rsid="002021cc" style:font-weight-asian="bold" style:font-weight-complex="bold"/>
    </style:style>
    <style:style style:name="T6" style:family="text">
      <style:text-properties fo:font-weight="bold" officeooo:rsid="00241c3c" style:font-weight-asian="bold" style:font-weight-complex="bold"/>
    </style:style>
    <style:style style:name="T7" style:family="text">
      <style:text-properties officeooo:rsid="000ec12d"/>
    </style:style>
    <style:style style:name="T8" style:family="text">
      <style:text-properties officeooo:rsid="00107182"/>
    </style:style>
    <style:style style:name="T9" style:family="text">
      <style:text-properties fo:font-weight="normal" style:font-weight-asian="normal" style:font-weight-complex="normal"/>
    </style:style>
    <style:style style:name="T10" style:family="text">
      <style:text-properties fo:font-weight="normal" officeooo:rsid="0015bd34" style:font-weight-asian="normal" style:font-weight-complex="normal"/>
    </style:style>
    <style:style style:name="T11" style:family="text">
      <style:text-properties fo:font-weight="normal" officeooo:rsid="0017aa73" style:font-weight-asian="normal" style:font-weight-complex="normal"/>
    </style:style>
    <style:style style:name="T12" style:family="text">
      <style:text-properties fo:font-weight="normal" officeooo:rsid="001b5d5c" style:font-weight-asian="normal" style:font-weight-complex="normal"/>
    </style:style>
    <style:style style:name="T13" style:family="text">
      <style:text-properties fo:font-weight="normal" officeooo:rsid="0021b20a" style:font-weight-asian="normal" style:font-weight-complex="normal"/>
    </style:style>
    <style:style style:name="T14" style:family="text">
      <style:text-properties officeooo:rsid="00203cb8"/>
    </style:style>
    <style:style style:name="T15" style:family="text">
      <style:text-properties officeooo:rsid="00241c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agemize QGroundControl uygulamamızı yüklemek için aarch64 mimarisini(IMX8MP işlemcinin mimarisi) yüklemek istediğimiz zaman bunun var olmadığını biliyoruz bu sebeple çalıştırmak için <text:span text:style-name="T1">‘flatpak’</text:span> kullanacağız. İmagemizi derlediğimiz zaman flatpak layerının meta-openembedded layırı içinde olduğunu biliyoruz bu sebeple <text:span text:style-name="T1">‘local.conf’</text:span> dosyasında ilgili değişikliği yapıyoruz. (IMAGE_INSTALL:append = " flatpak") </text:p>
      <text:p text:style-name="P1"/>
      <text:p text:style-name="P1">Sistemimizi derledikten sonra aarch64 mimarisi için olan repoyu indirmemiz lazım :</text:p>
      <text:p text:style-name="P1">- <text:s/>flatpak remote-add --if-not-exists flathub <text:a xlink:type="simple" xlink:href="https://flathub.org/repo/flathub.flatpakrepo" text:style-name="Internet_20_link" text:visited-style-name="Visited_20_Internet_20_Link">https://flathub.org/repo/flathub.flatpakrepo</text:a></text:p>
      <text:p text:style-name="P1">- flatpak install flathub org.kde.Platform/aarch64/5.15-21.08</text:p>
      <text:p text:style-name="P1">- flatpak install flathub org.mavlink.qgroundcontrol</text:p>
      <text:p text:style-name="P1"/>
      <text:p text:style-name="P1">komutlarını root da iken yapıyoruz.</text:p>
      <text:p text:style-name="P1"/>
      <text:p text:style-name="P1">Sonrasında ‘flatpak run org.mavlink.qgroundcontrol’ komutu ile qground u çalıştırırsak bize root da olduğumuzu belirtip QGroundControl uygulamamızın tüm fonksiyonlarını kullanamayacağımızdan dolayı hatalı olduğunu belirtecek bunun için bir user oluşturmamız <text:span text:style-name="T8">ve bu user içinde programı çalıştırmamız gerekecektir.</text:span></text:p>
      <text:p text:style-name="P1"/>
      <text:p text:style-name="P1">User oluşturma işlemi için :</text:p>
      <text:p text:style-name="P1">- useradd -m -G dialout -s /bin/bash username <text:s/><text:span text:style-name="T7">(burada ‘username’ olarak istediğiniz bir isim seçebilirsiniz)</text:span></text:p>
      <text:p text:style-name="P1">- passwd username <text:s/><text:span text:style-name="T7">(şifre istendiği taktirde şifrenizi belirtebilirsiniz)</text:span></text:p>
      <text:p text:style-name="P1">- <text:span text:style-name="T8">su - username <text:s/>(ile oluşturduğunuz adı yazıp user tarafına geçebilirsiniz.)</text:span></text:p>
      <text:p text:style-name="P1">- <text:span text:style-name="T8">su - <text:s/>(ile tekrar root a geri dönebilirsiniz)</text:span></text:p>
      <text:p text:style-name="P1"/>
      <text:p text:style-name="P6">user kısmında videoya erişebilmek için <text:span text:style-name="T1">‘usermod -aG video username’ </text:span><text:span text:style-name="T9">komutu ile de eklemelisiniz</text:span></text:p>
      <text:p text:style-name="P1"/>
      <text:p text:style-name="P2">user kısmında iken ekran görüntüsünün alınması için weston a izin vermeniz gerekecektir bu sebeple root terminalinde iken <text:span text:style-name="T1">‘chmod 666 /run/wayland-0</text:span><text:span text:style-name="T5">(bunu her sistem yeni açıldığında yap)</text:span><text:span text:style-name="T1"> </text:span><text:span text:style-name="T4">ve chmod 666 /dev/video* </text:span><text:span text:style-name="T1">’ </text:span><text:span text:style-name="T9">komut</text:span><text:span text:style-name="T12">ları</text:span><text:span text:style-name="T9"> ile izin verin. Daha sonra user tarafında :</text:span></text:p>
      <text:p text:style-name="P5"/>
      <text:p text:style-name="P5">mkdir -p /tmp/$USER-weston</text:p>
      <text:p text:style-name="P5">chmod 0700 /tmp/$USER-weston</text:p>
      <text:p text:style-name="P5">export XDG_RUNTIME_DIR=/tmp/$USER-weston <text:s/>, komutları ile westonun çalışmasını sağlayabilirsiniz. Verilen komutları girilmediğinde runTime hatası <text:span text:style-name="T14">ve QGC içerisinde RunTime uyarısı </text:span>verecektir.</text:p>
      <text:p text:style-name="P5"/>
      <text:p text:style-name="P3"><text:span text:style-name="T9">Artık : </text:span><text:span text:style-name="T1">‘</text:span><text:span text:style-name="T3">flatpak run org.mavlink.qgroundcontrol</text:span><text:span text:style-name="T1">’</text:span><text:span text:style-name="T9"> komutu ile QGroundControl ü user da çalıştırabiliriz. </text:span><text:span text:style-name="T10">Bu işlemleri yaptığımız sırada derlediğimiz İmage için local.conf </text:span><text:span text:style-name="T13">ve bblayers.conf </text:span><text:span text:style-name="T10">dosya</text:span><text:span text:style-name="T13">ları verilmiştir.</text:span></text:p>
      <text:p text:style-name="P7"/>
      <text:p text:style-name="P4"><text:span text:style-name="T10">Ş</text:span><text:span text:style-name="T9">imdi QGroundControl’da RTSP üzerinden kamera verisini almaya çalışacağız. <text:s/></text:span><text:span text:style-name="T11">Bunun için RTSP video formatını seçip SIYI kamerasının RTSP çıkışı olan : </text:span><text:span text:style-name="T2">‘rtsp://192.168.144.25:8554/main.264’</text:span></text:p>
      <text:p text:style-name="P8">adresini yazıyoruz ve kamera görüntüsünü alıyoruz. Fakat görüntü oldukça yavaş ve delaylı bunu düzeltmemiz gerekiyor. </text:p>
      <text:p text:style-name="P8"/>
      <text:p text:style-name="P9">Bu donma sorununun sebebi fazla CPU kullanımıdır. Bunu azaltmak için flatpak ile daha eski versiyonları indirdik ama hala aynı hatayı aldık. Bu sorunun önüne geçebilmek için yapmamız gereken şey kendi QGC mizi oluşturabilmek yani source kodu ile cross-compile yapmalıyız. <text:span text:style-name="T15">Bu işlemin nasıl yapılacağı </text:span><text:span text:style-name="T6">Cross-Compile </text:span><text:span text:style-name="T15">dosyasında bulabilirsiniz.</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0:55:02.117840538</meta:creation-date>
    <meta:generator>LibreOffice/7.3.7.2$Linux_X86_64 LibreOffice_project/30$Build-2</meta:generator>
    <dc:date>2024-12-25T09:58:38.580125713</dc:date>
    <meta:editing-duration>PT1H22M33S</meta:editing-duration>
    <meta:editing-cycles>16</meta:editing-cycles>
    <meta:document-statistic meta:table-count="0" meta:image-count="0" meta:object-count="0" meta:page-count="1" meta:paragraph-count="21" meta:word-count="342" meta:character-count="2833" meta:non-whitespace-character-count="2504"/>
  </office:meta>
</office:document-meta>
</file>